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cfe" officeooo:paragraph-rsid="00114cfe"/>
    </style:style>
    <style:style style:name="T1" style:family="text">
      <style:text-properties officeooo:rsid="00118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mise en pratique de l’utilisation de SQLite dans un programme C/C++</text:p>
      <text:p text:style-name="P1"/>
      <text:p text:style-name="P1"/>
      <text:h text:style-name="Heading_20_1" text:outline-level="1">Besoins</text:h>
      <text:p text:style-name="P1"/>
      <text:p text:style-name="P1">Ecrire une application C/C++ en mode console qui :</text:p>
      <text:p text:style-name="P1"/>
      <text:p text:style-name="P1">-Crée une base de données Sqlite nommée « classe.db »</text:p>
      <text:p text:style-name="P1"/>
      <text:p text:style-name="P1">-<text:span text:style-name="T1">C</text:span>rée une table « Etudiant » d’après la relation etudiant <text:span text:style-name="T1">(</text:span>emailEtudiant,nom,prenom,dateNaissance)</text:p>
      <text:p text:style-name="P1"/>
      <text:p text:style-name="P1">-Demande à l’utilisateur le nombre d’étudiant à saisir </text:p>
      <text:p text:style-name="P1"/>
      <text:p text:style-name="P1">-Demande l’email ; le nom , le prenom et la date de naissance de chaque étudiant </text:p>
      <text:p text:style-name="P1"/>
      <text:p text:style-name="P1">-<text:span text:style-name="T1">E</text:span>nregistre les étudiants dans la table « étudiant »</text:p>
      <text:p text:style-name="P1"/>
      <text:p text:style-name="P1">-<text:span text:style-name="T1">E</text:span>nfin affiche le contenu de la table « etudiant »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8:18:57.990000000</meta:creation-date>
    <dc:date>2022-11-15T08:35:59.562000000</dc:date>
    <meta:editing-duration>PT17M1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9" meta:word-count="86" meta:character-count="516" meta:non-whitespace-character-count="437"/>
  </office:meta>
</office:document-meta>
</file>